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1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1">
      <style:text-properties fo:font-size="7pt"/>
    </style:style>
    <style:style style:name="ce15" style:family="table-cell" style:parent-style-name="Default" style:data-style-name="N11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66">
            <text:p>66</text:p>
          </table:table-cell>
          <table:table-cell table:formula="oooc:=[.K2]/[.K8]" office:value-type="percentage" office:value="0.448979591836735">
            <text:p>44,90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9" office:value-type="string">
            <text:p>draft: pre-approval</text:p>
          </table:table-cell>
          <table:table-cell table:formula="oooc:=COUNTIF([.E2:.E147];1)" office:value-type="float" office:value="12">
            <text:p>12</text:p>
          </table:table-cell>
          <table:table-cell table:formula="oooc:=[.K3]/[.K8]" office:value-type="percentage" office:value="0.0816326530612245">
            <text:p>8,16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19">
            <text:p>19</text:p>
          </table:table-cell>
          <table:table-cell table:style-name="ce15" table:formula="oooc:=[.K4]/[.K8]" office:value-type="percentage" office:value="0.129251700680272">
            <text:p>12,93%</text:p>
          </table:table-cell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8" office:value-type="string">
            <text:p>final</text:p>
          </table:table-cell>
          <table:table-cell table:formula="oooc:=COUNTIF([.E2:.E147];3)" office:value-type="float" office:value="49">
            <text:p>49</text:p>
          </table:table-cell>
          <table:table-cell table:style-name="ce15" table:formula="oooc:=[.K5]/[.K8]" office:value-type="percentage" office:value="0.333333333333333">
            <text:p>33,33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2">
            <text:p>52</text:p>
          </table:table-cell>
          <table:table-cell table:style-name="ce15" table:formula="oooc:=([.K7]/[.K8])" office:value-type="percentage" office:value="0.353741496598639">
            <text:p>35,37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4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percentage-style style:name="N105">
      <number:number number:decimal-places="2" number:min-integer-digits="0"/>
      <number:text>%</number:text>
    </number:percentage-style>
    <number:percentage-style style:name="N106">
      <number:number number:decimal-places="0" number:min-integer-digits="0"/>
      <number:text>%</number:text>
    </number:percentage-style>
    <number:percentage-style style:name="N107">
      <number:number number:decimal-places="2" number:min-integer-digits="2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3">23/01/2007</text:date>, <text:time>14.30.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3T14:30:01</dc:date>
    <dc:language>it-IT</dc:language>
    <meta:editing-cycles>69</meta:editing-cycles>
    <meta:editing-duration>P2DT6H4M59S</meta:editing-duration>
    <meta:user-defined meta:name="Info 1"/>
    <meta:user-defined meta:name="Info 2"/>
    <meta:user-defined meta:name="Info 3"/>
    <meta:user-defined meta:name="Info 4"/>
    <meta:document-statistic meta:table-count="3" meta:cell-count="746"/>
  </office:meta>
</office:document-meta>
</file>